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2.808cm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5pt solid #000000"/>
    </style:style>
    <style:style style:name="P1" style:family="paragraph" style:parent-style-name="Standard">
      <style:text-properties fo:font-weight="bold" officeooo:rsid="000f9711" officeooo:paragraph-rsid="000f9711" style:font-weight-asian="bold" style:font-weight-complex="bold"/>
    </style:style>
    <style:style style:name="P2" style:family="paragraph" style:parent-style-name="Title">
      <style:text-properties officeooo:rsid="00155f6e" officeooo:paragraph-rsid="00155f6e"/>
    </style:style>
    <style:style style:name="P3" style:family="paragraph" style:parent-style-name="Standard">
      <style:text-properties fo:font-weight="normal" officeooo:rsid="001e190e" officeooo:paragraph-rsid="001e190e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f9711" officeooo:paragraph-rsid="000f9711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47912" officeooo:paragraph-rsid="00147912" style:font-weight-asian="normal" style:font-weight-complex="normal"/>
    </style:style>
    <style:style style:name="P6" style:family="paragraph" style:parent-style-name="Standard">
      <style:text-properties fo:font-weight="normal" officeooo:rsid="00147912" officeooo:paragraph-rsid="00147912" style:font-weight-asian="normal" style:font-weight-complex="normal"/>
    </style:style>
    <style:style style:name="P7" style:family="paragraph" style:parent-style-name="Title">
      <style:text-properties officeooo:rsid="001d9e97" officeooo:paragraph-rsid="001d9e97"/>
    </style:style>
    <style:style style:name="P8" style:family="paragraph" style:parent-style-name="Standard">
      <style:paragraph-properties fo:text-align="justify" style:justify-single-word="false"/>
      <style:text-properties officeooo:rsid="001d9e97" officeooo:paragraph-rsid="001d9e97"/>
    </style:style>
    <style:style style:name="P9" style:family="paragraph" style:parent-style-name="Standard">
      <style:text-properties fo:font-weight="normal" officeooo:rsid="00117c6f" officeooo:paragraph-rsid="00117c6f" style:font-weight-asian="normal" style:font-weight-complex="normal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Droid Sans Mono" fo:font-size="10.5pt" fo:font-weight="normal" fo:background-color="#1f1f1f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/>
    </style:style>
    <style:style style:name="P14" style:family="paragraph" style:parent-style-name="Standard">
      <style:text-properties fo:font-weight="normal" officeooo:rsid="00135daf" officeooo:paragraph-rsid="00135daf" style:font-weight-asian="normal" style:font-weight-complex="normal"/>
    </style:style>
    <style:style style:name="P15" style:family="paragraph" style:parent-style-name="Standard">
      <style:paragraph-properties style:line-height-at-least="0.503cm"/>
    </style:style>
    <style:style style:name="P16" style:family="paragraph" style:parent-style-name="Standard">
      <style:paragraph-properties fo:margin-left="0cm" fo:margin-right="0cm" style:line-height-at-least="0.503cm" fo:text-indent="0cm" style:auto-text-indent="false"/>
      <style:text-properties fo:color="#569cd6" loext:opacity="100%" style:font-name="Droid Sans Mono" fo:font-size="10.5pt" fo:font-weight="normal" fo:background-color="#1f1f1f"/>
    </style:style>
    <style:style style:name="P17" style:family="paragraph" style:parent-style-name="Standard">
      <style:text-properties fo:font-weight="normal" officeooo:rsid="00153b3c" officeooo:paragraph-rsid="00153b3c" style:font-weight-asian="normal" style:font-weight-complex="normal"/>
    </style:style>
    <style:style style:name="P18" style:family="paragraph" style:parent-style-name="Standard">
      <style:text-properties fo:font-style="italic" fo:font-weight="normal" officeooo:rsid="00153b3c" officeooo:paragraph-rsid="00153b3c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margin-left="0cm" fo:margin-right="0cm" style:line-height-at-least="0.503cm" fo:text-indent="0cm" style:auto-text-indent="false"/>
      <style:text-properties fo:color="#ce9178" loext:opacity="100%" style:font-name="Droid Sans Mono" fo:font-size="10.5pt" fo:font-weight="normal" fo:background-color="#1f1f1f"/>
    </style:style>
    <style:style style:name="P20" style:family="paragraph" style:parent-style-name="Standard">
      <style:text-properties fo:font-weight="normal" officeooo:rsid="00155f6e" officeooo:paragraph-rsid="00155f6e" style:font-weight-asian="normal" style:font-weight-complex="normal"/>
    </style:style>
    <style:style style:name="P21" style:family="paragraph" style:parent-style-name="Standard">
      <style:text-properties fo:color="#ff0000" loext:opacity="100%" fo:font-weight="normal" officeooo:rsid="001e190e" officeooo:paragraph-rsid="001e190e" style:font-weight-asian="normal" style:font-weight-complex="normal"/>
    </style:style>
    <style:style style:name="P22" style:family="paragraph" style:parent-style-name="Text_20_body">
      <style:text-properties officeooo:rsid="001706f6" officeooo:paragraph-rsid="001706f6"/>
    </style:style>
    <style:style style:name="P23" style:family="paragraph" style:parent-style-name="Standard">
      <style:text-properties fo:color="#ff0000" loext:opacity="100%" fo:font-weight="normal" officeooo:rsid="001e190e" officeooo:paragraph-rsid="001ee0aa" style:font-weight-asian="normal" style:font-weight-complex="normal"/>
    </style:style>
    <style:style style:name="P24" style:family="paragraph" style:parent-style-name="Title">
      <style:text-properties officeooo:rsid="001a859c" officeooo:paragraph-rsid="001a859c"/>
    </style:style>
    <style:style style:name="P25" style:family="paragraph" style:parent-style-name="Standard">
      <style:text-properties officeooo:rsid="001a859c" officeooo:paragraph-rsid="001a859c"/>
    </style:style>
    <style:style style:name="P26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1a859c"/>
    </style:style>
    <style:style style:name="P27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officeooo:paragraph-rsid="001aef4b" fo:background-color="#1f1f1f"/>
    </style:style>
    <style:style style:name="T1" style:family="text">
      <style:text-properties officeooo:rsid="001e190e"/>
    </style:style>
    <style:style style:name="T2" style:family="text">
      <style:text-properties officeooo:rsid="00117c6f"/>
    </style:style>
    <style:style style:name="T3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4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5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6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7" style:family="text">
      <style:text-properties fo:color="#9cdcfe" loext:opacity="100%"/>
    </style:style>
    <style:style style:name="T8" style:family="text">
      <style:text-properties fo:color="#d4d4d4" loext:opacity="100%"/>
    </style:style>
    <style:style style:name="T9" style:family="text">
      <style:text-properties fo:color="#4ec9b0" loext:opacity="100%"/>
    </style:style>
    <style:style style:name="T10" style:family="text">
      <style:text-properties fo:color="#dcdcaa" loext:opacity="100%"/>
    </style:style>
    <style:style style:name="T11" style:family="text">
      <style:text-properties style:font-name="Droid Sans Mono" fo:font-size="10.5pt" fo:font-weight="normal" fo:background-color="#1f1f1f" loext:char-shading-value="0"/>
    </style:style>
    <style:style style:name="T12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13" style:family="text">
      <style:text-properties officeooo:rsid="00135daf"/>
    </style:style>
    <style:style style:name="T14" style:family="text">
      <style:text-properties fo:color="#ce9178" loext:opacity="100%"/>
    </style:style>
    <style:style style:name="T15" style:family="text">
      <style:text-properties officeooo:rsid="00147912"/>
    </style:style>
    <style:style style:name="T16" style:family="text">
      <style:text-properties fo:color="#569cd6" loext:opacity="100%"/>
    </style:style>
    <style:style style:name="T17" style:family="text">
      <style:text-properties fo:color="#c586c0" loext:opacity="100%"/>
    </style:style>
    <style:style style:name="T18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19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20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21" style:family="text">
      <style:text-properties officeooo:rsid="00155f6e"/>
    </style:style>
    <style:style style:name="T22" style:family="text">
      <style:text-properties fo:color="#6a9955" loext:opacity="100%"/>
    </style:style>
    <style:style style:name="T23" style:family="text">
      <style:text-properties officeooo:rsid="001706f6"/>
    </style:style>
    <style:style style:name="T24" style:family="text">
      <style:text-properties officeooo:rsid="001a859c"/>
    </style:style>
    <style:style style:name="T25" style:family="text">
      <style:text-properties fo:color="#9cdcfe" loext:opacity="100%" style:font-name="Droid Sans Mono" fo:font-size="10.5pt" fo:font-weight="normal" officeooo:rsid="00155f6e" fo:background-color="#1f1f1f" loext:char-shading-value="0"/>
    </style:style>
    <style:style style:name="T26" style:family="text">
      <style:text-properties fo:color="#b5cea8" loext:opacity="100%" style:font-name="Droid Sans Mono" fo:font-size="10.5pt" fo:font-weight="normal" fo:background-color="#1f1f1f" loext:char-shading-value="0"/>
    </style:style>
    <style:style style:name="T27" style:family="text">
      <style:text-properties fo:color="#ff0000" loext:opacity="100%"/>
    </style:style>
    <style:style style:name="T28" style:family="text">
      <style:text-properties fo:color="#000000" loext:opacity="100%"/>
    </style:style>
    <style:style style:name="T29" style:family="text">
      <style:text-properties fo:color="#b5cea8" loext:opacity="100%"/>
    </style:style>
    <style:style style:name="T30" style:family="text">
      <style:text-properties officeooo:rsid="001aef4b"/>
    </style:style>
    <style:style style:name="T31" style:family="text">
      <style:text-properties fo:color="#6a9955" loext:opacity="100%" officeooo:rsid="001aef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2653_3903269689"/>Sujet : Orpellières 1</text:p>
      <text:p text:style-name="P2">Introduction</text:p>
      <text:p text:style-name="P3">Pendant le Hackaton, nous avons été commandité par la Communauté d’Agglomération Béziers Méditerranée – Département de l’Aménagement et de la Transition Écologique pour répondre à ces problématiques :</text:p>
      <text:p text:style-name="P4">C<text:span text:style-name="T1">omment améliorer :</text:span></text:p>
      <text:p text:style-name="P4">- la maîtrise de la fréquentation sur le site naturel protégé des Orpellières</text:p>
      <text:p text:style-name="P4">- la visibilité numérique des Orpellières et de nos missions</text:p>
      <text:p text:style-name="P4">- Suivre et évaluer l’évolution des habitats naturels (graus, lagunes, trait de côté et cordon lunaire)</text:p>
      <text:p text:style-name="P4"/>
      <text:p text:style-name="P4">Pour pouvoir y répondre, nous avons décidé comme approche de créer une base de donnée<text:span text:style-name="T1">s</text:span> (la récolte se fait automatiquement) afin de la lier avec le reste du projet qui serai un site web.</text:p>
      <text:p text:style-name="P4"/>
      <text:p text:style-name="P4">Tout d’abord, <text:span text:style-name="T2">comme nous n’avions pas à disposition de base de données complète fournie (seulement les analyses vélo/piéton) par Orpellières, nous avons décidé de </text:span><text:span text:style-name="T1">npous </text:span><text:span text:style-name="T2">appuyer de données en ligne sur d’autres sites. Cependant, on a pu trouver qu’un seul lien ayant beaucoup de données.</text:span></text:p>
      <text:p text:style-name="P4"><text:a xlink:type="simple" xlink:href="https://inpn.mnhn.fr/site/natura2000/FR9101434" text:style-name="Internet_20_link" text:visited-style-name="Visited_20_Internet_20_Link">https://inpn.mnhn.fr/site/natura2000/FR9101434</text:a></text:p>
      <text:p text:style-name="P4"/>
      <text:p text:style-name="P5">Avant toute chose, on a constaté qu’il y avait des données qui changeaient souvent et d’autres non. Donc on a décidé de transformer les données en deux bases de données : une partie administration et une partie biodiversité.</text:p>
      <text:p text:style-name="P6"/>
      <text:p text:style-name="P6"/>
      <text:p text:style-name="P7"><text:bookmark-start text:name="__DdeLink__2821_3903269689"/>Environnement et choix</text:p>
      <text:p text:style-name="P8">Pour <text:span text:style-name="T1">le travail</text:span> <text:span text:style-name="T1">de</text:span> groupe, on a préféré utiliser GitHub et Visual Studio Code. Cela nous a permis de travailler à la fois séparémment (chacun s’occupe de sa partie de code dans sa branche GitHub) mais aussi en groupe (mise en commun des parties de code très facile grâce à l’utilisation de la branche main qui fusionne toutes les autres branches<text:span text:style-name="T1">)</text:span>.</text:p>
      <text:p text:style-name="P8">De plus, l’utilisation de VisualStudio Code nous a rendu la tâche très facile car elle fonctionne sur la majorité des OS, tout en permettant d’utiliser github facilement grâce au terminal intégré.<text:bookmark-end text:name="__DdeLink__2653_3903269689"/><text:bookmark-end text:name="__DdeLink__2821_3903269689"/></text:p>
      <text:p text:style-name="Title">Partie biodiversité :</text:p>
      <text:p text:style-name="P9">Ensuite, nous avons tiré depuis ce lien les données sous formats XML 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# URL du fichier XML</text:p>
            <text:p text:style-name="P11"><text:span text:style-name="T3">xml_url</text:span><text:span text:style-name="T4"> </text:span><text:span text:style-name="T5">=</text:span><text:span text:style-name="T4"> </text:span><text:span text:style-name="T6">"https://inpn.mnhn.fr/docs/natura2000/fsdxml/FR9101434.xml"</text:span></text:p>
            <text:p text:style-name="P10"># Télécharger le fichier XML</text:p>
            <text:p text:style-name="P12"><text:span text:style-name="T7">response</text:span> <text:span text:style-name="T8">=</text:span> <text:span text:style-name="T9">requests</text:span>.<text:span text:style-name="T10">get</text:span>(<text:span text:style-name="T7">xml_url</text:span>)</text:p>
            <text:p text:style-name="P11"><text:span text:style-name="T3">xml_content</text:span><text:span text:style-name="T4"> </text:span><text:span text:style-name="T5">=</text:span><text:span text:style-name="T4"> </text:span><text:span text:style-name="T3">response</text:span><text:span text:style-name="T4">.</text:span><text:span text:style-name="T3">content</text:span></text:p>
            <text:p text:style-name="P10"># Parser le contenu XML</text:p>
            <text:p text:style-name="P13"><text:span text:style-name="T3">root</text:span><text:span text:style-name="T11"> </text:span><text:span text:style-name="T5">=</text:span><text:span text:style-name="T11"> </text:span><text:span text:style-name="T12">ET</text:span><text:span text:style-name="T11">.</text:span><text:span text:style-name="T3">fromstring</text:span><text:span text:style-name="T11">(</text:span><text:span text:style-name="T3">xml_content</text:span><text:span text:style-name="T11">)</text:span></text:p>
          </table:table-cell>
        </table:table-row>
      </table:table>
      <text:p text:style-name="P9"><text:soft-page-break/></text:p>
      <text:p text:style-name="P9">Puis, nous avons <text:span text:style-name="T13">du faire un tri des données affiché car la plupart ne nous étaient pas utiles. Pour ce faire, on a d’abord défini toutes les balises que l’on souhaitait conserver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2"><text:span text:style-name="T7">second_part_tags</text:span> <text:span text:style-name="T8">=</text:span> {</text:p>
            <text:p text:style-name="P12"><text:span text:style-name="T14">"HABIT1"</text:span>, <text:span text:style-name="T14">"HABIT1_ROW"</text:span>, <text:span text:style-name="T14">"LB_HABDH_FR"</text:span>, <text:span text:style-name="T14">"PF"</text:span>, <text:span text:style-name="T14">"QUALITY"</text:span>, <text:span text:style-name="T14">"REPRESENT"</text:span>, <text:span text:style-name="T14">"REL_SURF"</text:span>, <text:span text:style-name="T14">"CONSERVE"</text:span>, <text:span text:style-name="T14">"GLOBAL"</text:span>,</text:p>
            <text:p text:style-name="P12"><text:span text:style-name="T14">"HABIT2"</text:span>, <text:span text:style-name="T14">"HABIT2_ROW"</text:span>, <text:span text:style-name="T14">"DESCRIPTFR"</text:span>, <text:span text:style-name="T14">"COVER"</text:span>,</text:p>
            <text:p text:style-name="P12"><text:span text:style-name="T14">"SPECIES_OTHER"</text:span>, <text:span text:style-name="T14">"SPECIES_OTHER_ROW"</text:span>, <text:span text:style-name="T14">"TAXGROUP"</text:span>, <text:span text:style-name="T14">"SIZE_MAX"</text:span>, <text:span text:style-name="T14">"UNIT"</text:span>, <text:span text:style-name="T14">"CAT_POP"</text:span>, <text:span text:style-name="T14">"CAT_MOTIV"</text:span>, <text:span text:style-name="T14">"LB_NOM"</text:span></text:p>
            <text:p text:style-name="P12">}</text:p>
          </table:table-cell>
        </table:table-row>
      </table:table>
      <text:p text:style-name="P9"/>
      <text:p text:style-name="P14">Après, o<text:span text:style-name="T15">n a du adapter les valeurs des balises car elles n’étaient pas explicite (exemple : G ==&gt; bonne), pour ce faire, on a créer des fonctions pour chaques balises.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2"><text:span text:style-name="T16">def</text:span> <text:span text:style-name="T10">get_PF_value</text:span>(<text:span text:style-name="T7">PF</text:span>):</text:p>
            <text:p text:style-name="P12"><text:span text:style-name="T17"><text:tab/>if</text:span> <text:span text:style-name="T7">PF</text:span> <text:span text:style-name="T16">is</text:span> <text:span text:style-name="T16">None</text:span>:</text:p>
            <text:p text:style-name="P12"><text:span text:style-name="T17"><text:tab/><text:tab/>return</text:span> <text:span text:style-name="T16">None</text:span></text:p>
            <text:p text:style-name="P11"><text:span text:style-name="T18"><text:tab/>return</text:span><text:span text:style-name="T4"> </text:span><text:span text:style-name="T6">"Forme prioritaire de l'habitat"</text:span><text:span text:style-name="T4"> </text:span><text:span text:style-name="T18">if</text:span><text:span text:style-name="T4"> </text:span><text:span text:style-name="T6">"true"</text:span><text:span text:style-name="T4"> </text:span><text:span text:style-name="T19">in</text:span><text:span text:style-name="T4"> </text:span><text:span text:style-name="T3">PF</text:span><text:span text:style-name="T4"> </text:span><text:span text:style-name="T18">else</text:span><text:span text:style-name="T4"> </text:span><text:span text:style-name="T6">""</text:span></text:p>
            <text:p text:style-name="P11"><text:span text:style-name="T6"/></text:p>
            <text:p text:style-name="P12"><text:span text:style-name="T16">def</text:span> <text:span text:style-name="T10">get_QUALITY_value</text:span>(<text:span text:style-name="T7">QUALITY</text:span>):</text:p>
            <text:p text:style-name="P12"><text:span text:style-name="T17"><text:tab/>return</text:span> {<text:span text:style-name="T14">"G"</text:span>: <text:span text:style-name="T14">"Bonne"</text:span>, <text:span text:style-name="T14">"M"</text:span>: <text:span text:style-name="T14">"Moyenne"</text:span>, <text:span text:style-name="T14">"P"</text:span>: <text:span text:style-name="T14">"Médiocre"</text:span>}.<text:span text:style-name="T10">get</text:span>(<text:span text:style-name="T7">QUALITY</text:span>.upper(), <text:span text:style-name="T14">"Non défini"</text:span>) <text:span text:style-name="T17">if</text:span> <text:span text:style-name="T7">QUALITY</text:span> <text:span text:style-name="T17">else</text:span> <text:span text:style-name="T16">None</text:span></text:p>
            <text:p text:style-name="P15"/>
            <text:p text:style-name="P12"><text:span text:style-name="T16">def</text:span> <text:span text:style-name="T10">get_REPRESENT_value</text:span>(<text:span text:style-name="T7">REPRESENT</text:span>):</text:p>
            <text:p text:style-name="P12"><text:span text:style-name="T17"><text:tab/>return</text:span> {<text:span text:style-name="T14">"A"</text:span>: <text:span text:style-name="T14">"Excellente"</text:span>, <text:span text:style-name="T14">"B"</text:span>: <text:span text:style-name="T14">"Bonne"</text:span>, <text:span text:style-name="T14">"C"</text:span>: <text:span text:style-name="T14">"Significative"</text:span>, <text:span text:style-name="T14">"D"</text:span>: <text:span text:style-name="T14">"Présence non significative"</text:span>}.<text:span text:style-name="T10">get</text:span>(<text:span text:style-name="T7">REPRESENT</text:span>.upper(), <text:span text:style-name="T14">"Non défini"</text:span>) <text:span text:style-name="T17">if</text:span> <text:span text:style-name="T7">REPRESENT</text:span> <text:span text:style-name="T17">else</text:span> <text:span text:style-name="T16">None</text:span></text:p>
            <text:p text:style-name="P15"/>
            <text:p text:style-name="P12"><text:span text:style-name="T16">def</text:span> <text:span text:style-name="T10">get_REL_SURF_value</text:span>(<text:span text:style-name="T7">REL_SURF</text:span>):</text:p>
            <text:p text:style-name="P12"><text:span text:style-name="T17"><text:tab/>return</text:span> {<text:span text:style-name="T14">"A"</text:span>: <text:span text:style-name="T14">"100</text:span><text:span text:style-name="T16">% - 15%</text:span><text:span text:style-name="T14">"</text:span>, <text:span text:style-name="T14">"B"</text:span>: <text:span text:style-name="T14">"15</text:span><text:span text:style-name="T16">% - 2%</text:span><text:span text:style-name="T14">"</text:span>, <text:span text:style-name="T14">"C"</text:span>: <text:span text:style-name="T14">"2</text:span><text:span text:style-name="T16">% - 0%</text:span><text:span text:style-name="T14">"</text:span>}.<text:span text:style-name="T10">get</text:span>(<text:span text:style-name="T7">REL_SURF</text:span>.upper(), <text:span text:style-name="T14">"Non défini"</text:span>) <text:span text:style-name="T17">if</text:span> <text:span text:style-name="T7">REL_SURF</text:span> <text:span text:style-name="T17">else</text:span> <text:span text:style-name="T16">None</text:span></text:p>
            <text:p text:style-name="P15"/>
            <text:p text:style-name="P16">...</text:p>
            <text:p text:style-name="P15"/>
            <text:p text:style-name="P12"><text:span text:style-name="T16">def</text:span> <text:span text:style-name="T10">get_CAT_MOTIV_value</text:span>(<text:span text:style-name="T7">CAT_MOTIV</text:span>):</text:p>
            <text:p text:style-name="P12"><text:span text:style-name="T17"><text:tab/>if</text:span> <text:span text:style-name="T7">CAT_MOTIV</text:span>:</text:p>
            <text:p text:style-name="P12"><text:span text:style-name="T7">CAT_MOTIV</text:span> <text:span text:style-name="T8">=</text:span> <text:span text:style-name="T7">CAT_MOTIV</text:span>.replace(<text:span text:style-name="T14">"-"</text:span>, <text:span text:style-name="T14">""</text:span>).replace(<text:span text:style-name="T14">"E"</text:span>, <text:span text:style-name="T14">""</text:span>)</text:p>
            <text:p text:style-name="P11"><text:span text:style-name="T18"><text:tab/><text:tab/>return</text:span><text:span text:style-name="T4"> {</text:span><text:span text:style-name="T6">"A"</text:span><text:span text:style-name="T4">: </text:span><text:span text:style-name="T6">"Liste rouge nationale"</text:span><text:span text:style-name="T4">, </text:span><text:span text:style-name="T6">"B"</text:span><text:span text:style-name="T4">: </text:span><text:span text:style-name="T6">"Espèce endémique"</text:span><text:span text:style-name="T4">, </text:span><text:span text:style-name="T6">"C"</text:span><text:span text:style-name="T4">: </text:span><text:span text:style-name="T6">"Conventions internationales"</text:span><text:span text:style-name="T4">, </text:span><text:span text:style-name="T6">"D"</text:span><text:span text:style-name="T4">: </text:span><text:span text:style-name="T6">"Autres raisons"</text:span><text:span text:style-name="T4">}.</text:span><text:span text:style-name="T20">get</text:span><text:span text:style-name="T4">(</text:span><text:span text:style-name="T3">CAT_MOTIV</text:span><text:span text:style-name="T4">, </text:span><text:span text:style-name="T6">"Non défini"</text:span><text:span text:style-name="T4">) </text:span><text:span text:style-name="T18">if</text:span><text:span text:style-name="T4"> </text:span><text:span text:style-name="T3">CAT_MOTIV</text:span><text:span text:style-name="T4"> </text:span><text:span text:style-name="T18">else</text:span><text:span text:style-name="T4"> </text:span><text:span text:style-name="T19">None</text:span></text:p>
          </table:table-cell>
        </table:table-row>
      </table:table>
      <text:p text:style-name="P14"/>
      <text:p text:style-name="P14"/>
      <text:p text:style-name="P17">Puis, on a appliqué ces fonctions pour les intégrées dans la variable transform_functions</text:p>
      <text:p text:style-name="P18">Application des fonction lorque la balise est égale à celle définie (comme « PF ») avec la valeur correspondant à cette balise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2"><text:span text:style-name="T7">transform_functions</text:span> <text:span text:style-name="T8">=</text:span> {</text:p>
            <text:p text:style-name="P12"><text:span text:style-name="T14">"PF"</text:span>: <text:span text:style-name="T10">get_PF_value</text:span>,</text:p>
            <text:p text:style-name="P12"><text:span text:style-name="T14">"QUALITY"</text:span>: <text:span text:style-name="T10">get_QUALITY_value</text:span>,</text:p>
            <text:p text:style-name="P12"><text:span text:style-name="T14">"REPRESENT"</text:span>: <text:span text:style-name="T10">get_REPRESENT_value</text:span>,</text:p>
            <text:p text:style-name="P12"><text:soft-page-break/><text:span text:style-name="T14">"REL_SURF"</text:span>: <text:span text:style-name="T10">get_REL_SURF_value</text:span>,</text:p>
            <text:p text:style-name="P12"><text:span text:style-name="T14">"CONSERVE"</text:span>: <text:span text:style-name="T10">get_CONSERVE_value</text:span>,</text:p>
            <text:p text:style-name="P12"><text:span text:style-name="T14">"GLOBAL"</text:span>: <text:span text:style-name="T10">get_GLOBAL_value</text:span>,</text:p>
            <text:p text:style-name="P12"><text:span text:style-name="T14">"TAXGROUP"</text:span>: <text:span text:style-name="T10">get_TAXGROUP_value</text:span>,</text:p>
            <text:p text:style-name="P12"><text:span text:style-name="T14">"UNIT"</text:span>: <text:span text:style-name="T10">get_UNIT_value</text:span>,</text:p>
            <text:p text:style-name="P12"><text:span text:style-name="T14">"CAT_POP"</text:span>: <text:span text:style-name="T10">get_CAT_POP_value</text:span>,</text:p>
            <text:p text:style-name="P12"><text:span text:style-name="T14">"CAT_MOTIV"</text:span>: <text:span text:style-name="T10">get_CAT_MOTIV_value</text:span></text:p>
            <text:p text:style-name="P12">}</text:p>
          </table:table-cell>
        </table:table-row>
      </table:table>
      <text:p text:style-name="P17"/>
      <text:p text:style-name="P17">Ensuite, nous avons créé une fonction permettant de transformer le fichier XML en dictionnaire pour faciliter son écriture <text:span text:style-name="T21">dans un nouveau fichier.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2"><text:span text:style-name="T16">def</text:span> <text:span text:style-name="T10">xml_to_dict</text:span>(<text:span text:style-name="T7">element</text:span>, <text:span text:style-name="T7">allowed_tags</text:span>):</text:p>
            <text:p text:style-name="P19"><text:tab/>"""Convertit un élément XML en dictionnaire en appliquant les transformations aux <text:tab/>balises spécifiques.</text:p>
            <text:p text:style-name="P12"><text:span text:style-name="T7"><text:tab/>result</text:span> <text:span text:style-name="T8">=</text:span> {}</text:p>
            <text:p text:style-name="P12"><text:span text:style-name="T17"><text:tab/>for</text:span> <text:span text:style-name="T7">child</text:span> <text:span text:style-name="T17">in</text:span> <text:span text:style-name="T7">element</text:span>:</text:p>
            <text:p text:style-name="P12"><text:span text:style-name="T17"><text:tab/><text:tab/>if</text:span> <text:span text:style-name="T7">child</text:span>.tag <text:span text:style-name="T16">not</text:span> <text:span text:style-name="T16">in</text:span> <text:span text:style-name="T7">allowed_tags</text:span>:</text:p>
            <text:p text:style-name="P12"><text:span text:style-name="T17"><text:tab/><text:tab/><text:tab/>continue</text:span> <text:span text:style-name="T22"># Ignorer les balises non incluses</text:span></text:p>
            <text:p text:style-name="P12"><text:span text:style-name="T7"><text:tab/>child_data</text:span> <text:span text:style-name="T8">=</text:span> <text:span text:style-name="T10">xml_to_dict</text:span>(<text:span text:style-name="T7">child</text:span>, <text:span text:style-name="T7">allowed_tags</text:span>) <text:span text:style-name="T17">if</text:span> <text:span text:style-name="T10">len</text:span>(<text:span text:style-name="T7">child</text:span>) <text:span text:style-name="T17">else</text:span> <text:span text:style-name="T7">child</text:span>.text.strip() <text:span text:style-name="T17">if</text:span> <text:span text:style-name="T7">child</text:span>.text <text:span text:style-name="T17">else</text:span> <text:span text:style-name="T16">None</text:span></text:p>
            <text:p text:style-name="P10"><text:tab/># Appliquer la transformation si une fonction est définie pour cette balise</text:p>
            <text:p text:style-name="P12"><text:span text:style-name="T17"><text:tab/>if</text:span> <text:span text:style-name="T7">child</text:span>.tag <text:span text:style-name="T16">in</text:span> <text:span text:style-name="T7">transform_functions</text:span> <text:span text:style-name="T16">and</text:span> <text:span text:style-name="T7">child_data</text:span>:</text:p>
            <text:p text:style-name="P12"><text:span text:style-name="T7"><text:tab/><text:tab/>child_data</text:span> <text:span text:style-name="T8">=</text:span> <text:span text:style-name="T7">transform_functions</text:span>[<text:span text:style-name="T7">child</text:span>.tag](<text:span text:style-name="T7">child_data</text:span>)</text:p>
            <text:p text:style-name="P12"><text:span text:style-name="T17"><text:tab/>if</text:span> <text:span text:style-name="T7">child</text:span>.tag <text:span text:style-name="T16">in</text:span> <text:span text:style-name="T7">result</text:span>:</text:p>
            <text:p text:style-name="P12"><text:span text:style-name="T17"><text:tab/><text:tab/>if</text:span> <text:span text:style-name="T16">not</text:span> <text:span text:style-name="T10">isinstance</text:span>(<text:span text:style-name="T7">result</text:span>[<text:span text:style-name="T7">child</text:span>.tag], <text:span text:style-name="T9">list</text:span>):</text:p>
            <text:p text:style-name="P12"><text:span text:style-name="T7"><text:tab/><text:tab/><text:tab/>result</text:span>[<text:span text:style-name="T7">child</text:span>.tag] <text:span text:style-name="T8">=</text:span> [<text:span text:style-name="T7">result</text:span>[<text:span text:style-name="T7">child</text:span>.tag]]</text:p>
            <text:p text:style-name="P12"><text:span text:style-name="T7"><text:tab/><text:tab/>result</text:span>[<text:span text:style-name="T7">child</text:span>.tag].append(<text:span text:style-name="T7">child_data</text:span>)</text:p>
            <text:p text:style-name="P12"><text:span text:style-name="T17"><text:tab/>else</text:span>:</text:p>
            <text:p text:style-name="P11"><text:span text:style-name="T3"><text:tab/><text:tab/>result</text:span><text:span text:style-name="T4">[</text:span><text:span text:style-name="T3">child</text:span><text:span text:style-name="T4">.tag] </text:span><text:span text:style-name="T5">=</text:span><text:span text:style-name="T4"> </text:span><text:span text:style-name="T3">child_data</text:span></text:p>
            <text:p text:style-name="P11"><text:span text:style-name="T18"><text:tab/>return</text:span><text:span text:style-name="T4"> </text:span><text:span text:style-name="T3">result</text:span></text:p>
            <text:p text:style-name="P10"># Convertir les parties du XML en dictionnaire</text:p>
            <text:p text:style-name="P11"><text:span text:style-name="T3">data_dict_part2</text:span><text:span text:style-name="T4"> </text:span><text:span text:style-name="T5">=</text:span><text:span text:style-name="T4"> </text:span><text:span text:style-name="T20">xml_to_dict</text:span><text:span text:style-name="T4">(</text:span><text:span text:style-name="T3">root</text:span><text:span text:style-name="T4">, </text:span><text:span text:style-name="T3">tags</text:span><text:span text:style-name="T4">)</text:span></text:p>
          </table:table-cell>
        </table:table-row>
      </table:table>
      <text:p text:style-name="P17"/>
      <text:p text:style-name="P17"/>
      <text:p text:style-name="P20">Enfin, on écrit ce dictionnaire sous la forme d’un fichier JSON <text:span text:style-name="T23">(plus facile de lire et utiliser le fichier sous ce format)</text:span> nommé : « Info_Espece_mois_année.<text:span text:style-name="T24">json</text:span> »</text:p>
      <text:p text:style-name="P20">(il sera écrit dans un dossier archive et son nom sera attribué automatiquement grâce au module dateTime)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0"># Convertir les parties du XML en dictionnaire</text:p>
            <text:p text:style-name="P11"><text:span text:style-name="T3">data_dict_part2</text:span><text:span text:style-name="T4"> </text:span><text:span text:style-name="T5">=</text:span><text:span text:style-name="T4"> </text:span><text:span text:style-name="T20">xml_to_dict</text:span><text:span text:style-name="T4">(</text:span><text:span text:style-name="T3">root</text:span><text:span text:style-name="T4">, </text:span><text:span text:style-name="T3">tags</text:span><text:span text:style-name="T25">)</text:span></text:p>
            <text:p text:style-name="P10"># Convertir en JSON</text:p>
            <text:p text:style-name="P11"><text:span text:style-name="T3">json_data_part2</text:span><text:span text:style-name="T4"> </text:span><text:span text:style-name="T5">=</text:span><text:span text:style-name="T4"> </text:span><text:span text:style-name="T12">json</text:span><text:span text:style-name="T4">.</text:span><text:span text:style-name="T20">dumps</text:span><text:span text:style-name="T4">(</text:span><text:span text:style-name="T3">data_dict_part2</text:span><text:span text:style-name="T4">, </text:span><text:span text:style-name="T3">indent</text:span><text:span text:style-name="T5">=</text:span><text:span text:style-name="T26">4</text:span><text:span text:style-name="T4">, </text:span><text:span text:style-name="T3">ensure_ascii</text:span><text:span text:style-name="T5">=</text:span><text:span text:style-name="T19">False</text:span><text:span text:style-name="T4">)</text:span></text:p>
            <text:p text:style-name="P10"># Récupération du mois et de l'année</text:p>
            <text:p text:style-name="P12"><text:span text:style-name="T7">Month</text:span> <text:span text:style-name="T8">=</text:span> <text:span text:style-name="T9">datetime</text:span>.<text:span text:style-name="T10">now</text:span>().<text:span text:style-name="T10">strftime</text:span>(<text:span text:style-name="T14">"%m"</text:span>)</text:p>
            <text:p text:style-name="P11"><text:span text:style-name="T3">Year</text:span><text:span text:style-name="T4"> </text:span><text:span text:style-name="T5">=</text:span><text:span text:style-name="T4"> </text:span><text:span text:style-name="T12">datetime</text:span><text:span text:style-name="T4">.</text:span><text:span text:style-name="T20">now</text:span><text:span text:style-name="T4">().</text:span><text:span text:style-name="T20">strftime</text:span><text:span text:style-name="T4">(</text:span><text:span text:style-name="T6">"%Y"</text:span><text:span text:style-name="T4">)</text:span></text:p>
            <text:p text:style-name="P10"># Sauvegarder les fichiers JSON</text:p>
            <text:p text:style-name="P12"><text:soft-page-break/><text:span text:style-name="T7">Chemin</text:span> <text:span text:style-name="T8">=</text:span> <text:span text:style-name="T14">"../Archive/"</text:span></text:p>
            <text:p text:style-name="P11"><text:span text:style-name="T3">json_file_part2</text:span><text:span text:style-name="T4"> </text:span><text:span text:style-name="T5">=</text:span><text:span text:style-name="T4"> </text:span><text:span text:style-name="T19">f</text:span><text:span text:style-name="T6">"Info_Espece_</text:span><text:span text:style-name="T19">{</text:span><text:span text:style-name="T3">Month</text:span><text:span text:style-name="T19">}</text:span><text:span text:style-name="T6">_</text:span><text:span text:style-name="T19">{</text:span><text:span text:style-name="T3">Year</text:span><text:span text:style-name="T19">}</text:span><text:span text:style-name="T6">.json"</text:span></text:p>
            <text:p text:style-name="P12"><text:span text:style-name="T17">with</text:span> <text:span text:style-name="T10">open</text:span>(<text:span text:style-name="T16">f</text:span><text:span text:style-name="T14">"</text:span><text:span text:style-name="T16">{</text:span><text:span text:style-name="T7">Chemin</text:span><text:span text:style-name="T16">}{</text:span><text:span text:style-name="T7">json_file_part2</text:span><text:span text:style-name="T16">}</text:span><text:span text:style-name="T14">"</text:span>, <text:span text:style-name="T14">"w"</text:span>, <text:span text:style-name="T7">encoding</text:span><text:span text:style-name="T8">=</text:span><text:span text:style-name="T14">"utf-8"</text:span>) <text:span text:style-name="T17">as</text:span> <text:span text:style-name="T7">f</text:span>:</text:p>
            <text:p text:style-name="P11"><text:span text:style-name="T3"><text:tab/>f</text:span><text:span text:style-name="T4">.</text:span><text:span text:style-name="T20">write</text:span><text:span text:style-name="T4">(</text:span><text:span text:style-name="T3">json_data_part2</text:span><text:span text:style-name="T4">)</text:span></text:p>
            <text:p text:style-name="P11"><text:span text:style-name="T20">print</text:span><text:span text:style-name="T4">(</text:span><text:span text:style-name="T19">f</text:span><text:span text:style-name="T6">"Données converties et sauvegardées dans </text:span><text:span text:style-name="T19">{</text:span><text:span text:style-name="T3">json_file_part2</text:span><text:span text:style-name="T19">}</text:span><text:span text:style-name="T6">"</text:span><text:span text:style-name="T4">)</text:span></text:p>
          </table:table-cell>
        </table:table-row>
      </table:table>
      <text:p text:style-name="P20"/>
      <text:p text:style-name="P21"><text:bookmark-start text:name="__DdeLink__2651_3903269689"/>Cette base de donnée permettrai de suivre les évolutions de la faune, de la flore et de leur habitats naturels de par ce suivi. <text:bookmark-end text:name="__DdeLink__2651_3903269689"/></text:p>
      <text:p text:style-name="P20"/>
      <text:p text:style-name="P2">Partie administration</text:p>
      <text:p text:style-name="P22">Pour la partie administration, on a quasiment le même code sauf qu’il n’est pas nécessaire de réécrire les données des balises car elles sont déjà bien écrites</text:p>
      <text:p text:style-name="P22">code 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2"><text:span text:style-name="T17">import</text:span> <text:span text:style-name="T9">xml</text:span>.<text:span text:style-name="T9">etree</text:span>.<text:span text:style-name="T9">ElementTree</text:span> <text:span text:style-name="T17">as</text:span> <text:span text:style-name="T9">ET</text:span></text:p>
            <text:p text:style-name="P11"><text:span text:style-name="T18">import</text:span><text:span text:style-name="T4"> </text:span><text:span text:style-name="T12">json</text:span><text:span text:style-name="T4">, </text:span><text:span text:style-name="T12">requests</text:span></text:p>
            <text:p text:style-name="P10"># URL du fichier XML</text:p>
            <text:p text:style-name="P11"><text:span text:style-name="T3">xml_url</text:span><text:span text:style-name="T4"> </text:span><text:span text:style-name="T5">=</text:span><text:span text:style-name="T4"> </text:span><text:span text:style-name="T6">"https://inpn.mnhn.fr/docs/natura2000/fsdxml/FR9101434.xml"</text:span></text:p>
            <text:p text:style-name="P10"># Télécharger le fichier XML</text:p>
            <text:p text:style-name="P12"><text:span text:style-name="T7">response</text:span> <text:span text:style-name="T8">=</text:span> <text:span text:style-name="T9">requests</text:span>.<text:span text:style-name="T10">get</text:span>(<text:span text:style-name="T7">xml_url</text:span>)</text:p>
            <text:p text:style-name="P11"><text:span text:style-name="T3">xml_content</text:span><text:span text:style-name="T4"> </text:span><text:span text:style-name="T5">=</text:span><text:span text:style-name="T4"> </text:span><text:span text:style-name="T3">response</text:span><text:span text:style-name="T4">.</text:span><text:span text:style-name="T3">content</text:span></text:p>
            <text:p text:style-name="P10"># Parser le contenu XML</text:p>
            <text:p text:style-name="P11"><text:span text:style-name="T3">root</text:span><text:span text:style-name="T4"> </text:span><text:span text:style-name="T5">=</text:span><text:span text:style-name="T4"> </text:span><text:span text:style-name="T12">ET</text:span><text:span text:style-name="T4">.</text:span><text:span text:style-name="T3">fromstring</text:span><text:span text:style-name="T4">(</text:span><text:span text:style-name="T3">xml_content</text:span><text:span text:style-name="T4">)</text:span></text:p>
            <text:p text:style-name="P10"># Balises pour le premier fichier</text:p>
            <text:p text:style-name="P12"><text:span text:style-name="T7">tags</text:span> <text:span text:style-name="T8">=</text:span> {</text:p>
            <text:p text:style-name="P12"><text:span text:style-name="T14">"DATE_EDIT"</text:span>, <text:span text:style-name="T14">"REG"</text:span>, <text:span text:style-name="T14">"SITE_NAME"</text:span>, <text:span text:style-name="T14">"LONGITUDE"</text:span>, <text:span text:style-name="T14">"LATITUDE"</text:span>, </text:p>
            <text:p text:style-name="P12"><text:span text:style-name="T14">"MANAGER"</text:span>, <text:span text:style-name="T14">"MANAGER_ROW"</text:span>, <text:span text:style-name="T14">"NAME"</text:span>, <text:span text:style-name="T14">"ADDRESS"</text:span>, <text:span text:style-name="T14">"POST_CODE"</text:span>, </text:p>
            <text:p text:style-name="P12"><text:span text:style-name="T14">"RESPONDENT"</text:span>, <text:span text:style-name="T14">"REPONDENT_ROW"</text:span>, <text:span text:style-name="T14">"EMAIL"</text:span>, <text:span text:style-name="T14">"POST_NAME"</text:span>, <text:span text:style-name="T14">"PHONE"</text:span>, </text:p>
            <text:p text:style-name="P12"><text:span text:style-name="T14">"OWNERSHIP"</text:span>, <text:span text:style-name="T14">"OWNERSHIP_ROW"</text:span>, <text:span text:style-name="T14">"LB_STPRO"</text:span>, <text:span text:style-name="T14">"DATE_CREA"</text:span>, <text:span text:style-name="T14">"DATE_BASE"</text:span>, <text:span text:style-name="T14">"COVER"</text:span>,</text:p>
            <text:p text:style-name="P12"><text:span text:style-name="T14">"COMMUNES"</text:span>, <text:span text:style-name="T14">"COMMUNES_ROW"</text:span>, <text:span text:style-name="T14">"LB_ADM"</text:span></text:p>
            <text:p text:style-name="P12">}</text:p>
            <text:p text:style-name="P12"><text:span text:style-name="T16">def</text:span> <text:span text:style-name="T10">xml_to_dict</text:span>(<text:span text:style-name="T7">element</text:span>, <text:span text:style-name="T7">allowed_tags</text:span>):</text:p>
            <text:p text:style-name="P19"><text:tab/>"""Convertit un élément XML en dictionnaire en conservant uniquement certaines <text:tab/>balises."""</text:p>
            <text:p text:style-name="P12"><text:span text:style-name="T7"><text:tab/>result</text:span> <text:span text:style-name="T8">=</text:span> {}</text:p>
            <text:p text:style-name="P12"><text:span text:style-name="T17"><text:tab/>for</text:span> <text:span text:style-name="T7">child</text:span> <text:span text:style-name="T17">in</text:span> <text:span text:style-name="T7">element</text:span>:</text:p>
            <text:p text:style-name="P12"><text:span text:style-name="T17"><text:tab/><text:tab/>if</text:span> <text:span text:style-name="T7">child</text:span>.tag <text:span text:style-name="T16">not</text:span> <text:span text:style-name="T16">in</text:span> <text:span text:style-name="T7">allowed_tags</text:span>:</text:p>
            <text:p text:style-name="P12"><text:span text:style-name="T17"><text:tab/><text:tab/><text:tab/>continue</text:span> <text:span text:style-name="T22"># Ignorer les balises non incluses</text:span></text:p>
            <text:p text:style-name="P12"><text:span text:style-name="T7"><text:tab/><text:tab/>child_data</text:span> <text:span text:style-name="T8">=</text:span> <text:span text:style-name="T10">xml_to_dict</text:span>(<text:span text:style-name="T7">child</text:span>, <text:span text:style-name="T7">allowed_tags</text:span>) <text:span text:style-name="T17">if</text:span> <text:span text:style-name="T10">len</text:span>(<text:span text:style-name="T7">child</text:span>) <text:span text:style-name="T17">else</text:span> <text:span text:style-name="T7">child</text:span>.text.strip() <text:span text:style-name="T17">if</text:span> <text:span text:style-name="T7">child</text:span>.text <text:span text:style-name="T17">else</text:span> <text:span text:style-name="T16">None</text:span></text:p>
            <text:p text:style-name="P12"><text:span text:style-name="T17"><text:tab/><text:tab/>if</text:span> <text:span text:style-name="T7">child</text:span>.tag <text:span text:style-name="T16">in</text:span> <text:span text:style-name="T7">result</text:span>:</text:p>
            <text:p text:style-name="P12"><text:span text:style-name="T17"><text:tab/><text:tab/><text:tab/>if</text:span> <text:span text:style-name="T16">not</text:span> <text:span text:style-name="T10">isinstance</text:span>(<text:span text:style-name="T7">result</text:span>[<text:span text:style-name="T7">child</text:span>.tag], <text:span text:style-name="T9">list</text:span>):</text:p>
            <text:p text:style-name="P12"><text:span text:style-name="T7"><text:tab/><text:tab/><text:tab/><text:tab/>result</text:span>[<text:span text:style-name="T7">child</text:span>.tag] <text:span text:style-name="T8">=</text:span> [<text:span text:style-name="T7">result</text:span>[<text:span text:style-name="T7">child</text:span>.tag]]</text:p>
            <text:p text:style-name="P12"><text:soft-page-break/><text:span text:style-name="T7"><text:tab/><text:tab/><text:tab/>result</text:span>[<text:span text:style-name="T7">child</text:span>.tag].append(<text:span text:style-name="T7">child_data</text:span>)</text:p>
            <text:p text:style-name="P12"><text:span text:style-name="T17"><text:tab/><text:tab/>else</text:span>:</text:p>
            <text:p text:style-name="P11"><text:span text:style-name="T3"><text:tab/><text:tab/><text:tab/>result</text:span><text:span text:style-name="T4">[</text:span><text:span text:style-name="T3">child</text:span><text:span text:style-name="T4">.tag] </text:span><text:span text:style-name="T5">=</text:span><text:span text:style-name="T4"> </text:span><text:span text:style-name="T3">child_data</text:span></text:p>
            <text:p text:style-name="P11"><text:span text:style-name="T18"><text:tab/>return</text:span><text:span text:style-name="T4"> </text:span><text:span text:style-name="T3">result</text:span></text:p>
            <text:p text:style-name="P10"># Convertir les parties du XML en dictionnaire</text:p>
            <text:p text:style-name="P11"><text:span text:style-name="T3">data_dict_part1</text:span><text:span text:style-name="T4"> </text:span><text:span text:style-name="T5">=</text:span><text:span text:style-name="T4"> </text:span><text:span text:style-name="T20">xml_to_dict</text:span><text:span text:style-name="T4">(</text:span><text:span text:style-name="T3">root</text:span><text:span text:style-name="T4">, </text:span><text:span text:style-name="T3">tags</text:span><text:span text:style-name="T4">)</text:span></text:p>
            <text:p text:style-name="P10"># Convertir en JSON</text:p>
            <text:p text:style-name="P11"><text:span text:style-name="T3">json_data_part1</text:span><text:span text:style-name="T4"> </text:span><text:span text:style-name="T5">=</text:span><text:span text:style-name="T4"> </text:span><text:span text:style-name="T12">json</text:span><text:span text:style-name="T4">.</text:span><text:span text:style-name="T20">dumps</text:span><text:span text:style-name="T4">(</text:span><text:span text:style-name="T3">data_dict_part1</text:span><text:span text:style-name="T4">, </text:span><text:span text:style-name="T3">indent</text:span><text:span text:style-name="T5">=</text:span><text:span text:style-name="T26">4</text:span><text:span text:style-name="T4">, </text:span><text:span text:style-name="T3">ensure_ascii</text:span><text:span text:style-name="T5">=</text:span><text:span text:style-name="T19">False</text:span><text:span text:style-name="T4">)</text:span></text:p>
            <text:p text:style-name="P10"># Sauvegarder les fichiers JSON</text:p>
            <text:p text:style-name="P12"><text:span text:style-name="T7">Chemin</text:span> <text:span text:style-name="T8">=</text:span> <text:span text:style-name="T14">"../Archive/"</text:span></text:p>
            <text:p text:style-name="P11"><text:span text:style-name="T3">json_file_part1</text:span><text:span text:style-name="T4"> </text:span><text:span text:style-name="T5">=</text:span><text:span text:style-name="T4"> </text:span><text:span text:style-name="T6">"Info_Admin.json"</text:span></text:p>
            <text:p text:style-name="P12"><text:span text:style-name="T17">with</text:span> <text:span text:style-name="T10">open</text:span>(<text:span text:style-name="T16">f</text:span><text:span text:style-name="T14">"</text:span><text:span text:style-name="T16">{</text:span><text:span text:style-name="T7">Chemin</text:span><text:span text:style-name="T16">}{</text:span><text:span text:style-name="T7">json_file_part1</text:span><text:span text:style-name="T16">}</text:span><text:span text:style-name="T14">"</text:span>, <text:span text:style-name="T14">"w"</text:span>, <text:span text:style-name="T7">encoding</text:span><text:span text:style-name="T8">=</text:span><text:span text:style-name="T14">"utf-8"</text:span>) <text:span text:style-name="T17">as</text:span> <text:span text:style-name="T7">f</text:span>:</text:p>
            <text:p text:style-name="P11"><text:span text:style-name="T3"><text:tab/>f</text:span><text:span text:style-name="T4">.</text:span><text:span text:style-name="T20">write</text:span><text:span text:style-name="T4">(</text:span><text:span text:style-name="T3">json_data_part1</text:span><text:span text:style-name="T4">)</text:span></text:p>
            <text:p text:style-name="P11"><text:span text:style-name="T20">print</text:span><text:span text:style-name="T4">(</text:span><text:span text:style-name="T19">f</text:span><text:span text:style-name="T6">"Données converties et sauvegardées dans </text:span><text:span text:style-name="T19">{</text:span><text:span text:style-name="T3">json_file_part1</text:span><text:span text:style-name="T19">}</text:span><text:span text:style-name="T6">"</text:span><text:span text:style-name="T4">)</text:span></text:p>
          </table:table-cell>
        </table:table-row>
      </table:table>
      <text:p text:style-name="P22">Ce code permettra d’écrire un fichier de donnée en JSON dans le dossier Archive</text:p>
      <text:p text:style-name="P22"/>
      <text:p text:style-name="P23">Cette base de donnée permettrai de suivre les évolutions de la faune, de la flore et de leur habitats naturels de par ce suivi.</text:p>
      <text:p text:style-name="P24">Récupération des images</text:p>
      <text:p text:style-name="Standard">Dans notre base de donnée Info_Espece_mois_année.json, nous avons dans la balise SPECIES_OTHERS ==&gt; SPECIES_OTHERS_ROW ==&gt; <text:span text:style-name="T27">LB_NOM</text:span></text:p>
      <text:p text:style-name="Standard"><text:span text:style-name="T27">LB_NOM</text:span><text:span text:style-name="T28"> correspond au nom scientifique des différentes espèces dans l’Orpellières.</text:span></text:p>
      <text:p text:style-name="P25">On a choisi de récupérer automatiquement des images correspondant à chaque espèces. Pour cela on a un script python utilisant l’API de wikipédia afin de faire la recherche et donner le lien de l’image pour qu’on puisse l’enregistrer.</text:p>
      <text:p text:style-name="P25"/>
      <text:p text:style-name="P25">Définition de la fonction de récupération des images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1"><text:span text:style-name="T19">def</text:span><text:span text:style-name="T4"> </text:span><text:span text:style-name="T20">get_species_image</text:span><text:span text:style-name="T4">(</text:span><text:span text:style-name="T3">species_name</text:span><text:span text:style-name="T4">, </text:span><text:span text:style-name="T3">save_folder</text:span><text:span text:style-name="T5">=</text:span><text:span text:style-name="T6">"images"</text:span><text:span text:style-name="T4">):</text:span></text:p>
            <text:p text:style-name="P10"><text:tab/># <text:span text:style-name="T24">initialisation des paramètres</text:span></text:p>
            <text:p text:style-name="P26"><text:span text:style-name="T3"><text:tab/>headers</text:span><text:span text:style-name="T4"> </text:span><text:span text:style-name="T5">=</text:span><text:span text:style-name="T4"> {</text:span><text:span text:style-name="T6">"User-Agent"</text:span><text:span text:style-name="T4">: </text:span><text:span text:style-name="T6">"MyScientificBot/1.0 (https://example.com/contact)"</text:span><text:span text:style-name="T4">}</text:span></text:p>
            <text:p text:style-name="P12"><text:span text:style-name="T7"><text:tab/>url</text:span> <text:span text:style-name="T8">=</text:span> <text:span text:style-name="T14">"https://fr.wikipedia.org/w/api.php"<text:tab/></text:span></text:p>
            <text:p text:style-name="P12"><text:span text:style-name="T7"><text:tab/>params</text:span> <text:span text:style-name="T8">=</text:span> {</text:p>
            <text:p text:style-name="P12"><text:span text:style-name="T14"><text:tab/>"action"</text:span>: <text:span text:style-name="T14">"query"</text:span>,</text:p>
            <text:p text:style-name="P12"><text:span text:style-name="T14"><text:tab/>"format"</text:span>: <text:span text:style-name="T14">"json"</text:span>,</text:p>
            <text:p text:style-name="P12"><text:span text:style-name="T14"><text:tab/>"titles"</text:span>: <text:span text:style-name="T7">species_name</text:span>,</text:p>
            <text:p text:style-name="P12"><text:span text:style-name="T14"><text:tab/>"prop"</text:span>: <text:span text:style-name="T14">"pageimages"</text:span>,</text:p>
            <text:p text:style-name="P12"><text:span text:style-name="T14"><text:tab/>"pithumbsize"</text:span>: <text:span text:style-name="T29">500</text:span></text:p>
            <text:p text:style-name="P11"><text:span text:style-name="T4"><text:tab/>}</text:span></text:p>
            <text:p text:style-name="P11"><text:span text:style-name="T4"><text:tab/># Chargement des données JSON</text:span></text:p>
            <text:p text:style-name="P12"><text:tab/><text:span text:style-name="T7">response</text:span> <text:span text:style-name="T8">=</text:span> <text:span text:style-name="T9">requests</text:span>.<text:span text:style-name="T10">get</text:span>(<text:span text:style-name="T7">url</text:span>, <text:span text:style-name="T7">params</text:span><text:span text:style-name="T8">=</text:span><text:span text:style-name="T7">params</text:span>, <text:span text:style-name="T7">headers</text:span><text:span text:style-name="T8">=</text:span><text:span text:style-name="T7">headers</text:span>)</text:p>
            <text:p text:style-name="P12"><text:span text:style-name="T7"><text:tab/>data</text:span> <text:span text:style-name="T8">=</text:span> <text:span text:style-name="T7">response</text:span>.<text:span text:style-name="T10">json</text:span>()</text:p>
            <text:p text:style-name="P12"><text:span text:style-name="T7"><text:tab/>pages</text:span> <text:span text:style-name="T8">=</text:span> <text:span text:style-name="T7">data</text:span>.get(<text:span text:style-name="T14">"query"</text:span>, {}).get(<text:span text:style-name="T14">"pages"</text:span>, {})</text:p>
            <text:p text:style-name="P10"><text:bookmark-start text:name="__DdeLink__2630_3903269689"/><text:soft-page-break/><text:tab/># <text:span text:style-name="T30">Récupération de l’image</text:span><text:bookmark-end text:name="__DdeLink__2630_3903269689"/></text:p>
            <text:p text:style-name="P12"><text:span text:style-name="T17"><text:tab/>for</text:span> <text:span text:style-name="T7">page_id</text:span>, <text:span text:style-name="T7">page_info</text:span> <text:span text:style-name="T17">in</text:span> <text:span text:style-name="T7">pages</text:span>.items():</text:p>
            <text:p text:style-name="P12"><text:span text:style-name="T17"><text:tab/><text:tab/>if</text:span> <text:span text:style-name="T14">"thumbnail"</text:span> <text:span text:style-name="T16">in</text:span> <text:span text:style-name="T7">page_info</text:span>:</text:p>
            <text:p text:style-name="P12"><text:span text:style-name="T7"><text:tab/><text:tab/><text:tab/>image_url</text:span> <text:span text:style-name="T8">=</text:span> <text:span text:style-name="T7">page_info</text:span>[<text:span text:style-name="T14">"thumbnail"</text:span>][<text:span text:style-name="T14">"source"</text:span>]</text:p>
            <text:p text:style-name="P12"><text:span text:style-name="T7"><text:tab/><text:tab/><text:tab/>img_response</text:span> <text:span text:style-name="T8">=</text:span> <text:span text:style-name="T9">requests</text:span>.<text:span text:style-name="T10">get</text:span>(<text:span text:style-name="T7">image_url</text:span>, <text:span text:style-name="T7">headers</text:span><text:span text:style-name="T8">=</text:span><text:span text:style-name="T7">headers</text:span>, <text:span text:style-name="T7">stream</text:span><text:span text:style-name="T8">=</text:span><text:span text:style-name="T16">True</text:span>)</text:p>
            <text:p text:style-name="P12"><text:span text:style-name="T17"><text:tab/><text:tab/><text:tab/>if</text:span> <text:span text:style-name="T14">"text/html"</text:span> <text:span text:style-name="T16">in</text:span> <text:span text:style-name="T7">img_response</text:span>.<text:span text:style-name="T7">headers</text:span>.<text:span text:style-name="T10">get</text:span>(<text:span text:style-name="T14">"Content-Type"</text:span>, <text:span text:style-name="T14">""</text:span>):</text:p>
            <text:p text:style-name="P27"><text:span text:style-name="T17"><text:tab/><text:tab/><text:tab/><text:tab/>return</text:span> <text:span text:style-name="T16">f</text:span><text:span text:style-name="T14">"Erreur : Wikimedia refuse l'accès à l'image pour </text:span><text:span text:style-name="T16">{</text:span><text:span text:style-name="T7">species_name</text:span><text:span text:style-name="T16">}</text:span><text:span text:style-name="T14">."<text:line-break/></text:span><text:span text:style-name="T22"><text:tab/><text:tab/># </text:span><text:span text:style-name="T31">création du <text:s/>répertoire s’il n’existe pas et création du fichier jpg</text:span></text:p>
            <text:p text:style-name="P12"><text:span text:style-name="T9"><text:tab/><text:tab/>os</text:span>.<text:span text:style-name="T10">makedirs</text:span>(<text:span text:style-name="T7">save_folder</text:span>, <text:span text:style-name="T7">exist_ok</text:span><text:span text:style-name="T8">=</text:span><text:span text:style-name="T16">True</text:span>)</text:p>
            <text:p text:style-name="P12"><text:span text:style-name="T7"><text:tab/><text:tab/>image_name</text:span> <text:span text:style-name="T8">=</text:span> <text:span text:style-name="T7">species_name</text:span>.replace(<text:span text:style-name="T14">" "</text:span>, <text:span text:style-name="T14">"_"</text:span>) <text:span text:style-name="T8">+</text:span> <text:span text:style-name="T14">".jpg"</text:span></text:p>
            <text:p text:style-name="P12"><text:span text:style-name="T7"><text:tab/><text:tab/>image_path</text:span> <text:span text:style-name="T8">=</text:span> <text:span text:style-name="T16">f</text:span><text:span text:style-name="T14">"../image/</text:span><text:span text:style-name="T16">{</text:span><text:span text:style-name="T7">image_name</text:span><text:span text:style-name="T16">}</text:span><text:span text:style-name="T14">"</text:span></text:p>
            <text:p text:style-name="P12"><text:span text:style-name="T17"><text:tab/><text:tab/>with</text:span> <text:span text:style-name="T10">open</text:span>(<text:span text:style-name="T7">image_path</text:span>, <text:span text:style-name="T14">"wb"</text:span>) <text:span text:style-name="T17">as</text:span> <text:span text:style-name="T7">file</text:span>:</text:p>
            <text:p text:style-name="P12"><text:span text:style-name="T17"><text:tab/><text:tab/><text:tab/>for</text:span> <text:span text:style-name="T7">chunk</text:span> <text:span text:style-name="T17">in</text:span> <text:span text:style-name="T7">img_response</text:span>.<text:span text:style-name="T10">iter_content</text:span>(<text:span text:style-name="T29">1024</text:span>):</text:p>
            <text:p text:style-name="P12"><text:span text:style-name="T7"><text:tab/><text:tab/><text:tab/><text:tab/>file</text:span>.<text:span text:style-name="T10">write</text:span>(<text:span text:style-name="T7">chunk</text:span>)</text:p>
            <text:p text:style-name="P12"><text:span text:style-name="T17"><text:tab/><text:tab/>return</text:span> <text:span text:style-name="T16">f</text:span><text:span text:style-name="T14">"Image enregistrée : </text:span><text:span text:style-name="T16">{</text:span><text:span text:style-name="T7">image_path</text:span><text:span text:style-name="T16">}</text:span><text:span text:style-name="T14">"</text:span></text:p>
            <text:p text:style-name="P11"><text:span text:style-name="T18"><text:tab/>return</text:span><text:span text:style-name="T4"> </text:span><text:span text:style-name="T19">f</text:span><text:span text:style-name="T6">"Aucune image trouvée pour </text:span><text:span text:style-name="T19">{</text:span><text:span text:style-name="T3">species_name</text:span><text:span text:style-name="T19">}</text:span><text:span text:style-name="T6">."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f2ba6" officeooo:paragraph-rsid="000f9711"/>
    </style:style>
    <style:style style:name="MP2" style:family="paragraph" style:parent-style-name="Header">
      <style:text-properties officeooo:rsid="000f9711" officeooo:paragraph-rsid="000f971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__DdeLink__2655_3903269689"/>DEDIEU Tristan</text:p>
        <text:p text:style-name="MP2">WILHEM Tom</text:p>
        <text:p text:style-name="MP1"><text:tab/>Réalisation technique : Hackaton<text:bookmark-end text:name="__DdeLink__2655_3903269689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16:55.326877459</meta:creation-date>
    <dc:date>2025-03-12T15:59:30.931056794</dc:date>
    <meta:editing-duration>PT1H3M8S</meta:editing-duration>
    <meta:editing-cycles>6</meta:editing-cycles>
    <meta:generator>LibreOffice/24.8.5.2$Linux_X86_64 LibreOffice_project/480$Build-2</meta:generator>
    <meta:document-statistic meta:table-count="8" meta:image-count="0" meta:object-count="0" meta:page-count="6" meta:paragraph-count="179" meta:word-count="1282" meta:character-count="9922" meta:non-whitespace-character-count="8693"/>
  </office:meta>
</office:document-meta>
</file>